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svg:font-family="'DejaVu Sans'" style:font-family-generic="swiss"/>
    <style:font-face style:name="Monospace" svg:font-family="Monospace"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style:line-height-at-least="0.0693in" fo:text-align="justify" style:justify-single-word="false"/>
    </style:style>
    <style:style style:name="P2" style:family="paragraph" style:parent-style-name="Standard" style:list-style-name="WWNum2">
      <style:paragraph-properties fo:margin-left="0.5in" fo:margin-right="0in" style:line-height-at-least="0.0693in" fo:text-align="justify" style:justify-single-word="false" fo:text-indent="-0.2492in" style:auto-text-indent="false"/>
    </style:style>
    <style:style style:name="P3" style:family="paragraph" style:parent-style-name="Standard" style:list-style-name="WWNum3">
      <style:paragraph-properties fo:margin-left="0.5in" fo:margin-right="0in" fo:text-indent="-0.2492in" style:auto-text-indent="false"/>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style:line-height-at-least="0.0693in" fo:text-align="justify" style:justify-single-word="false" fo:text-indent="0.5in" style:auto-text-indent="false"/>
    </style:style>
    <style:style style:name="P6" style:family="paragraph" style:parent-style-name="Standard">
      <style:paragraph-properties fo:margin-left="0in" fo:margin-right="0in" style:line-height-at-least="0.0693in" fo:text-align="justify" style:justify-single-word="false" fo:text-indent="0.5in" style:auto-text-indent="fals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in" fo:margin-right="0in" fo:text-indent="0in" style:auto-text-indent="false"/>
    </style:style>
    <style:style style:name="P8" style:family="paragraph" style:parent-style-name="Standard">
      <style:paragraph-properties fo:margin-left="0in" fo:margin-right="0in" style:line-height-at-least="0.0693in" fo:text-align="justify" style:justify-single-word="false" fo:text-indent="0in" style:auto-text-indent="false"/>
    </style:style>
    <style:style style:name="P9"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0"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1" style:family="paragraph" style:parent-style-name="Standard" style:list-style-name="">
      <style:paragraph-properties fo:margin-left="0in" fo:margin-right="0in" fo:text-align="start" style:justify-single-word="false" fo:text-indent="0in" style:auto-text-indent="false" style:text-autospace="none"/>
    </style:style>
    <style:style style:name="P12" style:family="paragraph" style:parent-style-name="Standard">
      <style:paragraph-properties fo:margin-left="0.5in" fo:margin-right="0in" fo:text-indent="0in" style:auto-text-indent="false"/>
    </style:style>
    <style:style style:name="P13" style:family="paragraph" style:parent-style-name="Standard" style:master-page-name="Standard">
      <style:paragraph-properties style:page-number="auto"/>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left="0in" fo:margin-right="0in" style:line-height-at-least="0.0693in" fo:text-align="justify" style:justify-single-word="false" fo:text-indent="0.5in" style:auto-text-indent="false"/>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weight="bold" style:font-name-asian="Times New Roman1" style:font-weight-asian="bold" style:font-name-complex="Times New Roman1"/>
    </style:style>
    <style:style style:name="T4" style:family="text">
      <style:text-properties style:font-name="Times New Roman" fo:font-weight="bold" style:font-name-asian="Times New Roman1" style:font-weight-asian="bold" style:font-name-complex="Times New Roman1" style:font-weight-complex="bold"/>
    </style:style>
    <style:style style:name="T5" style:family="text">
      <style:text-properties style:font-name="Times New Roman" fo:font-style="italic" style:font-name-asian="Times New Roman1" style:font-style-asian="italic" style:font-name-complex="Times New Roman1"/>
    </style:style>
    <style:style style:name="T6" style:family="text">
      <style:text-properties fo:background-color="#ffcc99"/>
    </style:style>
    <style:style style:name="T7" style:family="text">
      <style:text-properties fo:color="#7f0055" fo:font-weight="bold" style:font-weight-asian="bold" style:font-weight-complex="bold"/>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2a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Feedback Questionnaire:</text:span></text:p>
      <text:p text:style-name="P1"/>
      <text:p text:style-name="P1">Name: CMPUT301W15T15</text:p>
      <text:p text:style-name="P1"/>
      <text:p text:style-name="Standard"><text:span text:style-name="T1">This survey aims to understand the utility of the tool in understanding the energy consumption profile.</text:span></text:p>
      <text:p text:style-name="Standard"/>
      <text:p text:style-name="Standard"><text:span text:style-name="T3">Goal</text:span><text:span text:style-name="T1">: We want to understand how useful the tool is in helping developers recognize the effect of code changes on energy consumption. More specifically we are interesting in investigating the effectiveness of the tool in identifying the system calls associated with the energy-consumption change and the corresponding code changes. </text:span></text:p>
      <text:p text:style-name="Standard"/>
      <text:list xml:id="list67504297" text:style-name="WWNum2">
        <text:list-item>
          <text:p text:style-name="P2"><text:span text:style-name="T1">Identify a code change that </text:span><text:span text:style-name="T4">you think</text:span><text:span text:style-name="T1"> may cause significantly different system calls and, as a result, may change the energy-consumption of the application.<text:line-break/></text:span><office:annotation><dc:creator>Eleni Stroulia</dc:creator><dc:date>2014-10-14T13:42:25</dc:date><text:p>I changed intro and 1 into 1 and 2</text:p><text:p/><text:p/><text:p/><text:p/><text:p/><text:p/></office:annotation><text:span text:style-name="T1"><text:line-break/>Please write your code in format provided below:</text:span></text:p>
        </text:list-item>
      </text:list>
      <text:p text:style-name="P1"><text:span text:style-name="T1"><text:tab/></text:span></text:p>
      <text:p text:style-name="P1"><text:span text:style-name="T1"><text:tab/></text:span><text:span text:style-name="T5">Previous version SHA(Commit ID): fdb751</text:span></text:p>
      <text:p text:style-name="P1"><text:span text:style-name="T5"><text:tab/>Changed Version SHA(Commit ID): 389638</text:span></text:p>
      <text:p text:style-name="P1"><text:span text:style-name="T1"><text:tab/></text:span></text:p>
      <text:p text:style-name="P5"><text:span text:style-name="T1">PS: To check a repo’s current commit ID, run: </text:span><text:span text:style-name="T5">git log --format="%H" -n 1</text:span></text:p>
      <text:p text:style-name="P1"><text:span text:style-name="T1"><text:tab/>or check it on Github page of your repository in the commits section.</text:span></text:p>
      <text:p text:style-name="P1"/>
      <text:p text:style-name="P5"><text:span text:style-name="T1">Filename: FileManager.java</text:span></text:p>
      <text:p text:style-name="P5"><text:span text:style-name="T1">Code snippet: not in previous, in changed.</text:span></text:p>
      <text:p text:style-name="P6"><text:span text:style-name="T7">public</text:span><text:span text:style-name="T8"> </text:span><text:span text:style-name="T7">void</text:span><text:span text:style-name="T8"> addSubmittedClaimL(ClaimList newClaimList) {</text:span></text:p>
      <text:p text:style-name="P9"><text:span text:style-name="T8"><text:tab/><text:tab/>HttpClient httpClient = </text:span><text:span text:style-name="T7">new</text:span><text:span text:style-name="T8"> DefaultHttpClient();</text:span></text:p>
      <text:p text:style-name="P9"/>
      <text:p text:style-name="P9"><text:span text:style-name="T8"><text:tab/><text:tab/></text:span><text:span text:style-name="T7">try</text:span><text:span text:style-name="T8"> {</text:span></text:p>
      <text:p text:style-name="P9"><text:span text:style-name="T8"><text:tab/><text:tab/><text:tab/>HttpPost addRequest = </text:span><text:span text:style-name="T7">new</text:span><text:span text:style-name="T8"> HttpPost(</text:span><text:span text:style-name="T12">SUBMITTED_CLAIMLIST_RESOURCE_URL</text:span><text:span text:style-name="T8"> + </text:span><text:span text:style-name="T13">"main"</text:span><text:span text:style-name="T8">);</text:span></text:p>
      <text:p text:style-name="P9"/>
      <text:p text:style-name="P9"><text:span text:style-name="T8"><text:tab/><text:tab/><text:tab/>StringEntity stringEntity = </text:span><text:span text:style-name="T7">new</text:span><text:span text:style-name="T8"> StringEntity(</text:span><text:span text:style-name="T11">gson</text:span><text:span text:style-name="T8">.toJson(newClaimList));</text:span></text:p>
      <text:p text:style-name="P10"><text:tab/><text:tab/><text:tab/>addRequest.setEntity(stringEntity);</text:p>
      <text:p text:style-name="P9"><text:span text:style-name="T8"><text:tab/><text:tab/><text:tab/>addRequest.setHeader(</text:span><text:span text:style-name="T13">"Accept"</text:span><text:span text:style-name="T8">, </text:span><text:span text:style-name="T13">"application/json"</text:span><text:span text:style-name="T8">);</text:span></text:p>
      <text:p text:style-name="P9"/>
      <text:p text:style-name="P10"><text:tab/><text:tab/><text:tab/>HttpResponse response = httpClient.execute(addRequest);</text:p>
      <text:p text:style-name="P10"><text:tab/><text:tab/><text:tab/>String status = response.getStatusLine().toString();</text:p>
      <text:p text:style-name="P9"><text:span text:style-name="T8"><text:tab/><text:tab/><text:tab/>Log.</text:span><text:span text:style-name="T9">i</text:span><text:span text:style-name="T8">(</text:span><text:span text:style-name="T12">SUBMITTED_CLAIMLIST_TAG</text:span><text:span text:style-name="T8">, status);</text:span></text:p>
      <text:p text:style-name="P9"/>
      <text:p text:style-name="P9"><text:span text:style-name="T8"><text:tab/><text:tab/>} </text:span><text:span text:style-name="T7">catch</text:span><text:span text:style-name="T8"> (Exception e) {</text:span></text:p>
      <text:p text:style-name="P9"><text:span text:style-name="T8"><text:tab/><text:tab/><text:tab/>Log.</text:span><text:span text:style-name="T9">d</text:span><text:span text:style-name="T8">(</text:span><text:span text:style-name="T12">TAG</text:span><text:span text:style-name="T8">, </text:span><text:span text:style-name="T13">"addSubmittedClaimL did not work: "</text:span><text:span text:style-name="T8"> + e.getMessage());</text:span></text:p>
      <text:p text:style-name="P10"><text:tab/><text:tab/>}</text:p>
      <text:p text:style-name="P11"><text:span text:style-name="T10"><text:tab/>}</text:span></text:p>
      <text:p text:style-name="P5"/>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list xml:id="list654876481" text:continue-numbering="true" text:style-name="WWNum2">
        <text:list-item>
          <text:p text:style-name="P2"><text:span text:style-name="T1">Please comment on the code segment and system calls identified </text:span><text:span text:style-name="T3">by the tool</text:span><text:span text:style-name="T1"> to have changed <text:s/>significantly, energy consumption wise based on versions in previous Q1. <text:line-break/></text:span></text:p>
        </text:list-item>
      </text:list>
      <text:p text:style-name="P1"><text:span text:style-name="T1"><text:s/><text:tab/>Please write your code in format provided below:</text:span></text:p>
      <text:p text:style-name="P1"><text:span text:style-name="T1"><text:tab/></text:span></text:p>
      <text:p text:style-name="P1"><text:span text:style-name="T1"><text:tab/></text:span><text:span text:style-name="T5">Previous version SHA(Commit ID): fdb751</text:span></text:p>
      <text:p text:style-name="P1"><text:span text:style-name="T5"><text:tab/>Changed Version SHA(Commit ID): 389638</text:span></text:p>
      <text:p text:style-name="P1"><text:span text:style-name="T1"><text:tab/></text:span></text:p>
      <text:p text:style-name="P5"><text:span text:style-name="T1">PS: To check a repo’s current commit ID, run: </text:span><text:span text:style-name="T5">git log --format="%H" -n 1</text:span></text:p>
      <text:p text:style-name="P1"><text:span text:style-name="T1"><text:tab/>or check it on Github page of your repository in the commits section.</text:span></text:p>
      <text:p text:style-name="P1"/>
      <text:p text:style-name="P5"><text:span text:style-name="T5">Code displayed by the tool--</text:span></text:p>
      <text:p text:style-name="P5"><text:span text:style-name="T1">System call: close</text:span></text:p>
      <text:p text:style-name="P5"><text:span text:style-name="T1">%Change in system call invocation(from the table in report generated by tool):</text:span></text:p>
      <text:p text:style-name="P5"><text:span text:style-name="T1">Filename: FileManager.java</text:span></text:p>
      <text:p text:style-name="P5"><text:span text:style-name="T1">Code snippet:</text:span></text:p>
      <text:p text:style-name="P5"/>
      <text:p text:style-name="P15">203      * @param claimList</text:p>
      <text:p text:style-name="Preformatted_20_Text">204      * @param username</text:p>
      <text:p text:style-name="Preformatted_20_Text">205      */</text:p>
      <text:p text:style-name="Preformatted_20_Text">206   @@ -268,17 +308,31 @@</text:p>
      <text:p text:style-name="Preformatted_20_Text">207 <text:span text:style-name="T6">    <text:s text:c="16"/>fos.close();</text:span></text:p>
      <text:p text:style-name="Preformatted_20_Text">208     <text:s text:c="8"/>} catch (FileNotFoundException e) {</text:p>
      <text:p text:style-name="Preformatted_20_Text">209     <text:s text:c="16"/>// TODO Auto-generated catch block</text:p>
      <text:p text:style-name="Preformatted_20_Text">210   - <text:s text:c="16"/>e.printStackTrace();</text:p>
      <text:p text:style-name="Preformatted_20_Text">211   + <text:s text:c="16"/>Log.d(TAG, "saveClaimLInFile could not find file: " + e.getMessage());</text:p>
      <text:p text:style-name="Preformatted_20_Text">212     <text:s text:c="8"/>} catch (IOException e) {</text:p>
      <text:p text:style-name="Preformatted_20_Text">   ..</text:p>
      <text:p text:style-name="Preformatted_20_Text">   ..</text:p>
      <text:p text:style-name="Preformatted_20_Text">245      * @param user</text:p>
      <text:p text:style-name="Preformatted_20_Text">246      */</text:p>
      <text:p text:style-name="Preformatted_20_Text">247     public void saveUserInFile(User user) {</text:p>
      <text:p text:style-name="Preformatted_20_Text">248   @@ -321,76 +376,15 @@</text:p>
      <text:p text:style-name="Preformatted_20_Text">249 <text:span text:style-name="T6">    <text:s text:c="16"/>fos.close();</text:span></text:p>
      <text:p text:style-name="Preformatted_20_Text">250     <text:s text:c="8"/>} catch (FileNotFoundException e) {</text:p>
      <text:p text:style-name="Preformatted_20_Text">251     <text:s text:c="16"/>// TODO Auto-generated catch block</text:p>
      <text:p text:style-name="Preformatted_20_Text">252   - <text:s text:c="16"/>e.printStackTrace();</text:p>
      <text:p text:style-name="Preformatted_20_Text">253   + <text:s text:c="16"/>Log.d(TAG, "saveClaimLInFile could not find file: " + e.getMessage());</text:p>
      <text:p text:style-name="P14">254     <text:s text:c="8"/>} catch (IOException e) {</text:p>
      <text:p text:style-name="P5"/>
      <text:p text:style-name="P5"/>
      <text:p text:style-name="P5"/>
      <text:p text:style-name="P5"/>
      <text:p text:style-name="P8"/>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list xml:id="list1842165774" text:style-name="WWNum3">
        <text:list-item>
          <text:p text:style-name="P3"><text:span text:style-name="T1">“The tool is able to identify the code associated with the change in system calls.” How much do you agree with the above statement?</text:span></text:p>
        </text:list-item>
      </text:list>
      <text:p text:style-name="P12"><text:span text:style-name="T1">__</text:span><text:span text:style-name="T4"> Strongly Agree</text:span></text:p>
      <text:p text:style-name="P12"><text:span text:style-name="T1">__ Agree</text:span></text:p>
      <text:p text:style-name="P12"><text:span text:style-name="T1">__ Not Sure</text:span></text:p>
      <text:p text:style-name="P12"><text:span text:style-name="T1">__ Disagree</text:span></text:p>
      <text:p text:style-name="P12"><text:span text:style-name="T1">__ Strongly Disagree</text:span></text:p>
      <text:p text:style-name="P12"/>
      <text:p text:style-name="P12"/>
      <text:p text:style-name="P12"/>
      <text:p text:style-name="P7"><text:span text:style-name="T1">4.<text:tab/> In your opinion, how well does the tool predict whether <text:s/>a source-code change affects <text:tab/>energy <text:tab/>consumption?</text:span></text:p>
      <text:p text:style-name="Standard"><text:tab/><text:span text:style-name="T1">Please tick one of the following:</text:span></text:p>
      <text:p text:style-name="P12"><text:span text:style-name="T1">__ </text:span><text:span text:style-name="T4">Most of the time</text:span><text:span text:style-name="T1"><text:tab/>[~80-100%]</text:span></text:p>
      <text:p text:style-name="P12"><text:span text:style-name="T1">__ Regularly <text:s text:c="14"/><text:tab/>[~51-80%]</text:span></text:p>
      <text:p text:style-name="P12"><text:span text:style-name="T1">__ Sometimes<text:tab/><text:tab/>[~20-49%]</text:span></text:p>
      <text:p text:style-name="P12"><text:span text:style-name="T1">__ Occasionally <text:s text:c="2"/><text:tab/>[~0-20%]</text:span></text:p>
      <text:p text:style-name="P4"/>
      <text:p text:style-name="P5"><text:span text:style-name="T1">Please explain your answer; we would like to hear more about your experience with tool in order <text:tab/>to improve its usefulness.</text:span></text:p>
      <text:p text:style-name="Standard"/>
      <text:p text:style-name="P8"><text:tab/>Have all the system call definitions.</text:p>
      <text:p text:style-name="P5"/>
      <text:p text:style-name="P5"/>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svg:font-family="'DejaVu Sans'" style:font-family-generic="swiss"/>
    <style:font-face style:name="Monospace" svg:font-family="Monospace"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in" fo:margin-right="0in" fo:margin-top="0in" fo:margin-bottom="0in" fo:line-height="115%" fo:text-align="start" style:justify-single-word="false" fo:keep-together="auto" fo:orphans="2" fo:widows="2" fo:hyphenation-ladder-count="no-limit" fo:text-indent="0in" style:auto-text-indent="false" fo:keep-with-next="always" style:writing-mode="lr-tb">
        <style:tab-stops>
          <style:tab-stop style:position="0.5in"/>
        </style:tab-stops>
      </style:paragraph-properties>
      <style:text-properties fo:font-variant="normal" fo:text-transform="none" fo:color="#000000" style:text-line-through-style="none" style:text-position="0% 100%" style:font-name="Arial" fo:font-size="11pt" fo:language="en" fo:country="CA" fo:font-style="normal" style:text-underline-style="none" fo:font-weight="normal" style:font-name-asian="Arial1" style:font-size-asian="11pt" style:language-asian="zh" style:country-asian="CN" style:font-style-asian="normal" style:font-weight-asian="normal" style:font-name-complex="Arial1"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paragraph-properties fo:margin="100%" fo:margin-left="0in" fo:margin-right="0in" fo:margin-top="0.139in" fo:margin-bottom="0in" style:line-height-at-least="0.0693in" fo:keep-together="always" fo:orphans="0" fo:widows="0" fo:hyphenation-ladder-count="no-limit" fo:text-indent="0in" style:auto-text-indent="false" fo:keep-with-next="always">
        <style:tab-stops>
          <style:tab-stop style:position="0.4925in"/>
        </style:tab-stops>
      </style:paragraph-properties>
      <style:text-properties fo:color="#00000a" style:font-name="Trebuchet MS1" fo:font-size="16pt" fo:language="en" fo:country="CA" style:font-name-asian="Trebuchet MS2" style:font-size-asian="16pt" style:language-asian="zh" style:country-asian="CN" style:font-name-complex="Trebuchet MS2" style:font-size-complex="12pt" style:language-complex="hi" style:country-complex="IN"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39in" fo:margin-bottom="0in" style:line-height-at-least="0.0693in" fo:keep-together="always" fo:orphans="0" fo:widows="0" fo:hyphenation-ladder-count="no-limit" fo:keep-with-next="always">
        <style:tab-stops>
          <style:tab-stop style:position="0.4925in"/>
        </style:tab-stops>
      </style:paragraph-properties>
      <style:text-properties fo:color="#00000a" style:font-name="Trebuchet MS1" fo:font-size="13pt" fo:language="en" fo:country="CA" fo:font-weight="bold" style:font-name-asian="Trebuchet MS2" style:font-size-asian="13pt" style:language-asian="zh" style:country-asian="CN" style:font-weight-asian="bold" style:font-name-complex="Trebuchet MS2" style:font-size-complex="12pt" style:language-complex="hi" style:country-complex="IN"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111in" fo:margin-bottom="0in" style:line-height-at-least="0.0693in" fo:keep-together="always" fo:orphans="0" fo:widows="0" fo:hyphenation-ladder-count="no-limit" fo:keep-with-next="always">
        <style:tab-stops>
          <style:tab-stop style:position="0.4925in"/>
        </style:tab-stops>
      </style:paragraph-properties>
      <style:text-properties fo:color="#666666" style:font-name="Trebuchet MS1" fo:font-size="12pt" fo:language="en" fo:country="CA" fo:font-weight="bold" style:font-name-asian="Trebuchet MS2" style:font-size-asian="12pt" style:language-asian="zh" style:country-asian="CN" style:font-weight-asian="bold" style:font-name-complex="Trebuchet MS2" style:font-size-complex="12pt" style:language-complex="hi" style:country-complex="IN"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111in" fo:margin-bottom="0in" style:line-height-at-least="0.0693in" fo:keep-together="always" fo:orphans="0" fo:widows="0" fo:hyphenation-ladder-count="no-limit" fo:keep-with-next="always">
        <style:tab-stops>
          <style:tab-stop style:position="0.4925in"/>
        </style:tab-stops>
      </style:paragraph-properties>
      <style:text-properties fo:color="#666666" style:font-name="Trebuchet MS1" fo:font-size="11pt" fo:language="en" fo:country="CA" style:text-underline-style="solid" style:text-underline-width="auto" style:text-underline-color="font-color" style:font-name-asian="Trebuchet MS2" style:font-size-asian="11pt" style:language-asian="zh" style:country-asian="CN" style:font-name-complex="Trebuchet MS2" style:font-size-complex="12pt" style:language-complex="hi" style:country-complex="IN" fo:hyphenate="false" fo:hyphenation-remain-char-count="2" fo:hyphenation-push-char-count="2"/>
    </style:style>
    <style:style style:name="Heading_20_5" style:display-name="Heading 5" style:family="paragraph" style:parent-style-name="Heading" style:next-style-name="Text_20_body" style:default-outline-level="5" style:class="text">
      <style:paragraph-properties fo:margin-top="0.111in" fo:margin-bottom="0in" style:line-height-at-least="0.0693in" fo:keep-together="always" fo:orphans="0" fo:widows="0" fo:hyphenation-ladder-count="no-limit" fo:keep-with-next="always">
        <style:tab-stops>
          <style:tab-stop style:position="0.4925in"/>
        </style:tab-stops>
      </style:paragraph-properties>
      <style:text-properties fo:color="#666666" style:font-name="Trebuchet MS1" fo:font-size="11pt" fo:language="en" fo:country="CA" style:font-name-asian="Trebuchet MS2" style:font-size-asian="11pt" style:language-asian="zh" style:country-asian="CN" style:font-name-complex="Trebuchet MS2" style:font-size-complex="12pt" style:language-complex="hi" style:country-complex="IN" fo:hyphenate="false" fo:hyphenation-remain-char-count="2" fo:hyphenation-push-char-count="2"/>
    </style:style>
    <style:style style:name="Heading_20_6" style:display-name="Heading 6" style:family="paragraph" style:parent-style-name="Heading" style:next-style-name="Text_20_body" style:default-outline-level="6" style:class="text">
      <style:paragraph-properties fo:margin-top="0.111in" fo:margin-bottom="0in" style:line-height-at-least="0.0693in" fo:keep-together="always" fo:orphans="0" fo:widows="0" fo:hyphenation-ladder-count="no-limit" fo:keep-with-next="always">
        <style:tab-stops>
          <style:tab-stop style:position="0.4925in"/>
        </style:tab-stops>
      </style:paragraph-properties>
      <style:text-properties fo:color="#666666" style:font-name="Trebuchet MS1" fo:font-size="11pt" fo:language="en" fo:country="CA" fo:font-style="italic" style:font-name-asian="Trebuchet MS2" style:font-size-asian="11pt" style:language-asian="zh" style:country-asian="CN" style:font-style-asian="italic" style:font-name-complex="Trebuchet MS2" style:font-size-complex="12pt" style:language-complex="hi" style:country-complex="IN" fo:hyphenate="false" fo:hyphenation-remain-char-count="2" fo:hyphenation-push-char-count="2"/>
    </style:style>
    <style:style style:name="normal" style:family="paragraph" style:default-outline-level="">
      <style:paragraph-properties fo:margin="100%" fo:margin-left="0in" fo:margin-right="0in" fo:margin-top="0in" fo:margin-bottom="0in" fo:line-height="115%" fo:text-align="start" style:justify-single-word="false" fo:keep-together="auto" fo:orphans="2" fo:widows="2" fo:hyphenation-ladder-count="no-limit" fo:text-indent="0in" style:auto-text-indent="false" fo:keep-with-next="always" style:writing-mode="lr-tb">
        <style:tab-stops>
          <style:tab-stop style:position="0.5in"/>
        </style:tab-stops>
      </style:paragraph-properties>
      <style:text-properties fo:font-variant="normal" fo:text-transform="none" fo:color="#00000a" style:text-line-through-style="none" style:text-position="0% 100%" style:font-name="Arial" fo:font-size="11pt" fo:language="en" fo:country="CA" fo:font-style="normal" style:text-underline-style="none" fo:font-weight="normal" style:font-name-asian="Arial1" style:font-size-asian="11pt" style:language-asian="zh" style:country-asian="CN" style:font-style-asian="normal" style:font-weight-asian="normal" style:font-name-complex="Arial1" style:font-size-complex="10pt" style:language-complex="hi" style:country-complex="IN" fo:hyphenate="false" fo:hyphenation-remain-char-count="2" fo:hyphenation-push-char-count="2"/>
    </style:style>
    <style:style style:name="Title" style:family="paragraph" style:parent-style-name="normal" style:next-style-name="Subtitle" style:default-outline-level="" style:class="chapter">
      <style:paragraph-properties fo:margin-top="0in" fo:margin-bottom="0in" style:line-height-at-least="0.0693in" fo:text-align="center" style:justify-single-word="false" fo:keep-together="always" fo:keep-with-next="always"/>
      <style:text-properties style:font-name="Trebuchet MS" fo:font-size="21pt" fo:font-weight="bold" style:font-name-asian="Trebuchet MS2" style:font-size-asian="21pt" style:font-weight-asian="bold" style:font-name-complex="Trebuchet MS2" style:font-size-complex="18pt" style:font-weight-complex="bold"/>
    </style:style>
    <style:style style:name="Subtitle" style:family="paragraph" style:parent-style-name="normal" style:next-style-name="Text_20_body" style:default-outline-level="" style:class="chapter">
      <style:paragraph-properties fo:margin-top="0in" fo:margin-bottom="0.139in" style:line-height-at-least="0.0693in" fo:text-align="center" style:justify-single-word="false" fo:keep-together="always" fo:keep-with-next="always"/>
      <style:text-properties fo:color="#666666" style:font-name="Trebuchet MS" fo:font-size="13pt" fo:font-style="italic" style:font-name-asian="Trebuchet MS2" style:font-size-asian="13pt" style:font-style-asian="italic" style:font-name-complex="Trebuchet MS2"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WenQuanYi Zen Hei Mono" style:font-size-asian="10pt" style:font-name-complex="Lohit Hindi2"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6" style:num-suffix="." style:num-format="1" text:display-levels="2">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6"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6"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6"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6"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6"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suffix="." style:num-format="1" text:start-value="3">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6" style:num-suffix="." style:num-format="1" text:display-levels="2">
        <style:list-level-properties text:list-level-position-and-space-mode="label-alignment" fo:text-align="end">
          <style:list-level-label-alignment text:label-followed-by="listtab" fo:text-indent="0.75in" fo:margin-left="1in"/>
        </style:list-level-properties>
      </text:list-level-style-number>
      <text:list-level-style-number text:level="3" text:style-name="ListLabel_20_6" style:num-suffix="." style:num-format="1" text:display-levels="3">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6" style:num-suffix="." style:num-format="1" text:display-levels="4">
        <style:list-level-properties text:list-level-position-and-space-mode="label-alignment" fo:text-align="end">
          <style:list-level-label-alignment text:label-followed-by="listtab" fo:text-indent="1.75in" fo:margin-left="2in"/>
        </style:list-level-properties>
      </text:list-level-style-number>
      <text:list-level-style-number text:level="5" text:style-name="ListLabel_20_6" style:num-suffix="." style:num-format="1" text:display-levels="5">
        <style:list-level-properties text:list-level-position-and-space-mode="label-alignment" fo:text-align="end">
          <style:list-level-label-alignment text:label-followed-by="listtab" fo:text-indent="2.25in" fo:margin-left="2.5in"/>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 style:num-suffix="." style:num-format="1" text:display-levels="7">
        <style:list-level-properties text:list-level-position-and-space-mode="label-alignment" fo:text-align="end">
          <style:list-level-label-alignment text:label-followed-by="listtab" fo:text-indent="3.25in" fo:margin-left="3.5in"/>
        </style:list-level-properties>
      </text:list-level-style-number>
      <text:list-level-style-number text:level="8" text:style-name="ListLabel_20_6" style:num-suffix="." style:num-format="1" text:display-levels="8">
        <style:list-level-properties text:list-level-position-and-space-mode="label-alignment" fo:text-align="end">
          <style:list-level-label-alignment text:label-followed-by="listtab" fo:text-indent="3.75in" fo:margin-left="4in"/>
        </style:list-level-properties>
      </text:list-level-style-number>
      <text:list-level-style-number text:level="9" text:style-name="ListLabel_20_6" style:num-suffix="." style:num-format="1" text:display-levels="9">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40" style:layout-grid-base-height="0.2362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date>2014-11-24T12:52:35</meta:print-date>
    <meta:editing-cycles>0</meta:editing-cycles>
    <dc:title>Feedback_Questionnaire.docx</dc:title>
    <meta:editing-duration>P0D</meta:editing-duration>
    <meta:generator>LibreOffice/3.5$Linux_X86_64 LibreOffice_project/350m1$Build-2</meta:generator>
    <dc:date>2015-04-06T15:31:56</dc:date>
    <dc:creator>Henry Ha</dc:creator>
    <meta:document-statistic meta:table-count="0" meta:image-count="0" meta:object-count="0" meta:page-count="5" meta:paragraph-count="76" meta:word-count="504" meta:character-count="3674" meta:non-whitespace-character-count="2933"/>
  </office:meta>
</office:document-meta>
</file>